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officeooo:paragraph-rsid="000995d0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style="italic" fo:font-weight="bold" officeooo:paragraph-rsid="000995d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language="en" fo:country="US" fo:font-style="italic" officeooo:paragraph-rsid="000995d0" style:font-size-asian="14pt" style:font-style-asian="italic" style:font-name-complex="Times New Roman1" style:font-size-complex="14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995d0" officeooo:paragraph-rsid="000995d0"/>
    </style:style>
    <style:style style:name="P5" style:family="paragraph" style:parent-style-name="Standard">
      <style:paragraph-properties fo:margin-top="0in" fo:margin-bottom="0in" loext:contextual-spacing="false" fo:line-height="100%" fo:break-before="page"/>
      <style:text-properties officeooo:paragraph-rsid="000995d0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officeooo:paragraph-rsid="000995d0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fo:background-color="transparent"/>
      <style:text-properties officeooo:paragraph-rsid="000995d0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fo:background-color="transparent"/>
      <style:text-properties fo:color="#000000" style:font-name="Times New Roman" fo:font-size="14pt" fo:font-style="italic" fo:font-weight="bold" officeooo:paragraph-rsid="000995d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officeooo:paragraph-rsid="000995d0"/>
    </style:style>
    <style:style style:name="T1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style:font-name="Times New Roman" fo:font-size="14pt" fo:font-style="italic" fo:font-weight="bold" officeooo:rsid="000995d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fo:color="#666666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7" style:family="text">
      <style:text-properties fo:color="#008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fo:color="#008000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fo:color="#bb2121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fo:color="#bb2121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Тут должен быть титульник</text:span></text:p>
      <text:p text:style-name="P5"><text:span text:style-name="T2">Цель работы</text:span></text:p>
      <text:p text:style-name="P1"><text:span text:style-name="T2"/></text:p>
      <text:p text:style-name="P1"><text:span text:style-name="T4"><text:tab/></text:span><text:span text:style-name="T1">Получение навыков настройки базовых и специальных прав доступа для групп пользователей в операционной системе типа Linux.</text:span></text:p>
      <text:p text:style-name="P1"><text:span text:style-name="T2"/></text:p>
      <text:p text:style-name="P1"><text:span text:style-name="T3">Для реализации был поставлен ряд задач</text:span></text:p>
      <text:p text:style-name="P1"><text:span text:style-name="T3"/></text:p>
      <text:p text:style-name="P6"><text:span text:style-name="T1">1. Прочитайте справочное описание man по командам ls, su, chgrp, chmod, getfacl, setfacl.</text:span></text:p>
      <text:p text:style-name="P7"><text:span text:style-name="T1">2. Выполните действия по управлению базовыми разрешениями для групп пользвателей (раздел 7.3.1).</text:span></text:p>
      <text:p text:style-name="P7"><text:span text:style-name="T1">3. Выполните действия по управлению специальными разрешениями для групп пользователей (раздел 7.3.2).</text:span></text:p>
      <text:p text:style-name="P7"><text:span text:style-name="T1">4. Выполните действия по управлению расширенными разрешениями с использованием списков ACL для групп пользователей (раздел 7.3.3).</text:span></text:p>
      <text:p text:style-name="P8"/>
      <text:p text:style-name="P1"><text:span text:style-name="T2"><text:s/></text:span><text:span text:style-name="T3">Ход выполенения </text:span><text:span text:style-name="T2">работы</text:span></text:p>
      <text:p text:style-name="P1"><text:span text:style-name="T4"><text:tab/></text:span></text:p>
      <text:p text:style-name="P6"><text:span text:style-name="T1">Предпосылки: в лабораторной работе № 6 были созданы пользователи alice и bob, входящие в группу main, и пользователь carol, входящий в группу third.</text:span></text:p>
      <text:p text:style-name="P2"/>
      <text:p text:style-name="P1"><text:span text:style-name="T2">Управление базовыми разрешениями</text:span></text:p>
      <text:p text:style-name="P1"><text:span text:style-name="T1">Требуется создать структуру каталогов с разными разрешениями доступа для разных групп пользователей.</text:span></text:p>
      <text:p text:style-name="P1"><text:span text:style-name="T1">1. Откройте терминал с учётной записью root:</text:span></text:p>
      <text:p text:style-name="P1"><text:span text:style-name="T1">su -</text:span></text:p>
      <text:p text:style-name="P1"><text:span text:style-name="T1">2. В корневом каталоге создайте каталоги /data/main и /data/third:</text:span></text:p>
      <text:p text:style-name="P1"><text:span text:style-name="T4">mkdir -p /data/main /data/third</text:span></text:p>
      <text:p text:style-name="P1"><text:span text:style-name="T1">Посмотрите, кто является владельцем этих каталогов. Для этого используйте:</text:span></text:p>
      <text:p text:style-name="P1"><text:span text:style-name="T1">ls - Al /data</text:span></text:p>
      <text:p text:style-name="P1"><text:span text:style-name="T1">3. Прежде чем устанавливать разрешения, измените владельцев этих каталогов с root на main и third соответственно:</text:span></text:p>
      <text:p text:style-name="P1"><text:span text:style-name="T4">chgrp main /data/main</text:span></text:p>
      <text:p text:style-name="P1"><text:span text:style-name="T4">chgrp third /data/third</text:span></text:p>
      <text:p text:style-name="P1"><text:span text:style-name="T1">Посмотрите, кто теперь является владельцем этих каталогов.</text:span></text:p>
      <text:p text:style-name="P1"><text:span text:style-name="T1">4. Установите разрешения, позволяющие владельцам каталогов записывать файлы в эти каталоги и запрещающие доступ к содержимому каталогов всем другим пользователям и группам:</text:span></text:p>
      <text:p text:style-name="P1"><text:span text:style-name="T4">chmod </text:span><text:span text:style-name="T6">770 </text:span><text:span text:style-name="T4">/data/main</text:span></text:p>
      <text:p text:style-name="P1"><text:span text:style-name="T4">chmod </text:span><text:span text:style-name="T6">770 </text:span><text:span text:style-name="T4">/data/third</text:span></text:p>
      <text:p text:style-name="P1"><text:span text:style-name="T1">Проверьте установленные права доступа.</text:span></text:p>
      <text:p text:style-name="P1"><text:span text:style-name="T1">5. В другом терминале перейдите под учётную запись пользователя bob:</text:span></text:p>
      <text:p text:style-name="P1"><text:span text:style-name="T1">su – bob</text:span></text:p>
      <text:p text:style-name="P3"><text:soft-page-break/></text:p>
      <text:p text:style-name="P1"><text:span text:style-name="T1">6. Под пользователем bob перейдите в каталог /data/main:</text:span></text:p>
      <text:p text:style-name="P1"><text:span text:style-name="T7">cd </text:span><text:span text:style-name="T1">/data/main</text:span></text:p>
      <text:p text:style-name="P1"><text:span text:style-name="T1">Попробуйте создать файл emptyfile в этом каталоге:</text:span></text:p>
      <text:p text:style-name="P1"><text:span text:style-name="T1">touch emptyfile</text:span></text:p>
      <text:p text:style-name="P1"><text:span text:style-name="T1">Опишите и поясните результат этого действия.</text:span></text:p>
      <text:p text:style-name="P1"><text:span text:style-name="T1">7. Под пользователем bob перейдите в каталог /data/third:</text:span></text:p>
      <text:p text:style-name="P1"><text:span text:style-name="T7">cd </text:span><text:span text:style-name="T1">/data/third</text:span></text:p>
      <text:p text:style-name="P1"><text:span text:style-name="T1">Попробуйте создать файл emptyfile в этом каталоге:</text:span></text:p>
      <text:p text:style-name="P1"><text:span text:style-name="T1">touch emptyfile</text:span></text:p>
      <text:p text:style-name="P1"><text:span text:style-name="T1">Опишите и поясните результат этого действия.</text:span></text:p>
      <text:p text:style-name="P2"/>
      <text:p text:style-name="P1"><text:span text:style-name="T2">7.3.2. Управление специальными разрешениями</text:span></text:p>
      <text:p text:style-name="P1"><text:span text:style-name="T4"><text:tab/></text:span><text:span text:style-name="T1">Требуется, используя специальные разрешения для групп пользователей, обеспечить обмен файлами в общем для групп каталоге. При этом каталогу назначается бит идентификатора группы, а также sticky bit. </text:span><text:span text:style-name="T2">Sticky bit </text:span><text:span text:style-name="T1">— дополнительный атрибут файлов или каталогов в ОС типа Linux, применяющийся в основном для каталогов с целью защиты содержимого каталогов от повреждения или удаления пользователями, не являющимися их владельцами.</text:span></text:p>
      <text:p text:style-name="P1"><text:span text:style-name="T4"><text:tab/></text:span><text:span text:style-name="T1">Для установки этого атрибута используется утилита chmod. Восьмеричное значение stiky-бита: 1000, а символьное: +t.</text:span></text:p>
      <text:p text:style-name="P1"><text:span text:style-name="T1">1. Откройте новый терминал под пользователем alice.</text:span></text:p>
      <text:p text:style-name="P1"><text:span text:style-name="T1">2. Перейдите в каталог /data/main:</text:span></text:p>
      <text:p text:style-name="P1"><text:span text:style-name="T7">cd </text:span><text:span text:style-name="T1">/data/main</text:span></text:p>
      <text:p text:style-name="P1"><text:span text:style-name="T1">Создайте два файла, владельцем которых является alice:</text:span></text:p>
      <text:p text:style-name="P1"><text:span text:style-name="T1">touch alice1</text:span></text:p>
      <text:p text:style-name="P1"><text:span text:style-name="T1">touch alice2</text:span></text:p>
      <text:p text:style-name="P1"><text:span text:style-name="T1">3. В другом терминале перейдите под учётную запись пользователя bob (пользователь bob является членом группы main, как и alice):</text:span></text:p>
      <text:p text:style-name="P1"><text:span text:style-name="T1">su - bob</text:span></text:p>
      <text:p text:style-name="P1"><text:span text:style-name="T1">4. Перейдите в каталог /data/main:</text:span></text:p>
      <text:p text:style-name="P1"><text:span text:style-name="T7">cd </text:span><text:span text:style-name="T1">/data/main</text:span></text:p>
      <text:p text:style-name="P1"><text:span text:style-name="T1">и в этом каталоге введите:</text:span></text:p>
      <text:p text:style-name="P1"><text:span text:style-name="T1">ls -l</text:span></text:p>
      <text:p text:style-name="P1"><text:span text:style-name="T1">Вы увидите два файла, созданные пользователем alice. Попробуйте удалить</text:span></text:p>
      <text:p text:style-name="P1"><text:span text:style-name="T1">фалы, принадлежащие пользователю alice:</text:span></text:p>
      <text:p text:style-name="P1"><text:span text:style-name="T1">rm -f alice*</text:span></text:p>
      <text:p text:style-name="P1"><text:span text:style-name="T1">Убедитесь, что файлы будут удалены пользователем bob.</text:span></text:p>
      <text:p text:style-name="P1"><text:span text:style-name="T1">5. Создайте два файла, которые принадлежат пользователю bob:</text:span></text:p>
      <text:p text:style-name="P1"><text:span text:style-name="T1">touch bob1</text:span></text:p>
      <text:p text:style-name="P1"><text:span text:style-name="T1">touch bob2</text:span></text:p>
      <text:p text:style-name="P1"><text:span text:style-name="T1">6. В терминале под пользователем root установите для каталога /data/main бит идентификатора группы, а также stiky-бит для разделяемого (общего) каталога группы:</text:span></text:p>
      <text:p text:style-name="P1"><text:soft-page-break/><text:span text:style-name="T4">chmod g+s,o+t /data/main</text:span></text:p>
      <text:p text:style-name="P3"/>
      <text:p text:style-name="P1"><text:span text:style-name="T1">7. В терминале под пользователем alice создайте в каталоге /data/main файлы </text:span><text:span text:style-name="T4">alice</text:span><text:span text:style-name="T1">3 и </text:span><text:span text:style-name="T4">alice</text:span><text:span text:style-name="T1">4:</text:span></text:p>
      <text:p text:style-name="P1"><text:span text:style-name="T4">touch</text:span><text:span text:style-name="T1"> </text:span><text:span text:style-name="T4">alice</text:span><text:span text:style-name="T1">3</text:span></text:p>
      <text:p text:style-name="P1"><text:span text:style-name="T4">touch</text:span><text:span text:style-name="T1"> </text:span><text:span text:style-name="T4">alice</text:span><text:span text:style-name="T1">4</text:span></text:p>
      <text:p text:style-name="P1"><text:span text:style-name="T1">Теперь вы должны увидеть, что два созданных вами файла принадлежат группе main, которая является группой-владельцем каталога /data/main.</text:span></text:p>
      <text:p text:style-name="P1"><text:span text:style-name="T1">8. В терминале под пользователем alice попробуйте удалить файлы, принадлежащие пользователю bob:</text:span></text:p>
      <text:p text:style-name="P1"><text:span text:style-name="T1">rm -rf bob*</text:span></text:p>
      <text:p text:style-name="P1"><text:span text:style-name="T1">Убедитесь, что sticky-bit предотвратит удаление этих файлов пользователем alice, поскольку этот пользователь не является владельцем этих файлов. Обратите внимание: поскольку пользователь alice является владельцем каталога /data/main, то он может удалить все свои файлы в любом случае.</text:span></text:p>
      <text:p text:style-name="P2"/>
      <text:p text:style-name="P1"><text:span text:style-name="T2">7.3.3. Управление расширенными разрешениями с использованием</text:span></text:p>
      <text:p text:style-name="P1"><text:span text:style-name="T2">списков ACL</text:span></text:p>
      <text:p text:style-name="P1"><text:span text:style-name="T1">В этом упражнении продолжим работать в созданных ранее каталогах /data/main </text:span></text:p>
      <text:p text:style-name="P1"><text:span text:style-name="T1">и /data/third.</text:span></text:p>
      <text:p text:style-name="P1"><text:span text:style-name="T1"><text:s/>В предыдущих упражнениях для группы main были установлены</text:span></text:p>
      <text:p text:style-name="P1"><text:span text:style-name="T1">разрешения на каталог /data/main, а у группы third —- на каталог /data/third.</text:span></text:p>
      <text:p text:style-name="P1"><text:span text:style-name="T1">Требуется установить для группы third разрешения на чтение в каталоге</text:span></text:p>
      <text:p text:style-name="P1"><text:span text:style-name="T1">/data/main, а для группы main — разрешения на чтение в каталоге /data/third.</text:span></text:p>
      <text:p text:style-name="P1"><text:span text:style-name="T1">Затем требуется установить права доступа по умолчанию, чтобы убедиться в правильности установки разрешений для новых элементов этих каталогов. Для этого будет использоваться пакет acl и команды setfacl (для установки прав) и getfacl(для просмотра установленных прав).</text:span></text:p>
      <text:p text:style-name="P1"><text:span text:style-name="T1">Кратко опишем синтаксис команды setfacl.</text:span></text:p>
      <text:p text:style-name="P1"><text:span text:style-name="T1">Установить разрешения для пользователя:</text:span></text:p>
      <text:p text:style-name="P1"><text:span text:style-name="T1">setfacl -m </text:span><text:span text:style-name="T9">"u:user:permissions" </text:span><text:span text:style-name="T1">&lt;file/dir&gt;</text:span></text:p>
      <text:p text:style-name="P1"><text:span text:style-name="T1">Установить разрешения для группы:</text:span></text:p>
      <text:p text:style-name="P1"><text:span text:style-name="T1">setfacl -m </text:span><text:span text:style-name="T9">"g:group:permissions" </text:span><text:span text:style-name="T1">&lt;file/dir&gt;</text:span></text:p>
      <text:p text:style-name="P1"><text:span text:style-name="T1">Наследование записи ACL родительского каталога:</text:span></text:p>
      <text:p text:style-name="P1"><text:span text:style-name="T1">setfacl -dm </text:span><text:span text:style-name="T9">"entry" </text:span><text:span text:style-name="T1">&lt;dir&gt;</text:span></text:p>
      <text:p text:style-name="P1"><text:span text:style-name="T1">Удаление записи ACL:</text:span></text:p>
      <text:p text:style-name="P1"><text:span text:style-name="T4">setfacl -x </text:span><text:span text:style-name="T10">"entry" </text:span><text:span text:style-name="T4">&lt;file/dir&gt;</text:span></text:p>
      <text:p text:style-name="P1"><text:span text:style-name="T1">Синтаксис команды </text:span><text:span text:style-name="T4">getfacl</text:span><text:span text:style-name="T1">:</text:span></text:p>
      <text:p text:style-name="P1"><text:span text:style-name="T4">getfacl</text:span><text:span text:style-name="T1"> &lt;</text:span><text:span text:style-name="T4">file</text:span><text:span text:style-name="T1">/</text:span><text:span text:style-name="T4">dir</text:span><text:span text:style-name="T1">&gt;</text:span></text:p>
      <text:p text:style-name="P3"/>
      <text:p text:style-name="P3"/>
      <text:p text:style-name="P3"/>
      <text:p text:style-name="P3"/>
      <text:p text:style-name="P3"/>
      <text:p text:style-name="P1"><text:soft-page-break/><text:span text:style-name="T1">Применим команды setfacl и getfacl для выполнения поставленной задачи.</text:span></text:p>
      <text:p text:style-name="P1"><text:span text:style-name="T1">1. Откройте терминал с учётной записью root</text:span></text:p>
      <text:p text:style-name="P1"><text:span text:style-name="T1">su -</text:span></text:p>
      <text:p text:style-name="P1"><text:span text:style-name="T1">2. Установите права на чтение и выполнение в каталоге /data/main для группы third и права на чтение и выполнение для группы main в каталоге /data/third:</text:span></text:p>
      <text:p text:style-name="P1"><text:span text:style-name="T4">setfacl -m g:third:rx /data/main</text:span></text:p>
      <text:p text:style-name="P1"><text:span text:style-name="T4">setfacl -m g:main:rx /data/third</text:span></text:p>
      <text:p text:style-name="P1"><text:span text:style-name="T1">3. Используйте команду getfacl, чтобы убедиться в правильности установки разрешений:</text:span></text:p>
      <text:p text:style-name="P1"><text:span text:style-name="T4">getfacl /data/main</text:span></text:p>
      <text:p text:style-name="P1"><text:span text:style-name="T4">getfacl /data/third</text:span></text:p>
      <text:p text:style-name="P1"><text:span text:style-name="T1">4. Создайте новый файл с именем newfile1 в каталоге /data/main:</text:span></text:p>
      <text:p text:style-name="P1"><text:span text:style-name="T4">touch</text:span><text:span text:style-name="T1"> /</text:span><text:span text:style-name="T4">data</text:span><text:span text:style-name="T1">/</text:span><text:span text:style-name="T4">main</text:span><text:span text:style-name="T1">/</text:span><text:span text:style-name="T4">newfile</text:span><text:span text:style-name="T1">1</text:span></text:p>
      <text:p text:style-name="P1"><text:span text:style-name="T1">Используйте</text:span></text:p>
      <text:p text:style-name="P1"><text:span text:style-name="T4">getfacl</text:span><text:span text:style-name="T1"> /</text:span><text:span text:style-name="T4">data</text:span><text:span text:style-name="T1">/</text:span><text:span text:style-name="T4">main</text:span><text:span text:style-name="T1">/</text:span><text:span text:style-name="T4">newfile</text:span><text:span text:style-name="T1">1</text:span></text:p>
      <text:p text:style-name="P1"><text:span text:style-name="T1">для проверки текущих назначений полномочий. Какие права доступа у этого</text:span></text:p>
      <text:p text:style-name="P1"><text:span text:style-name="T1">файла? Объясните, почему?</text:span></text:p>
      <text:p text:style-name="P1"><text:span text:style-name="T1">Выполните аналогичные действия для каталога /data/third. Дайте пояснения.</text:span></text:p>
      <text:p text:style-name="P1"><text:span text:style-name="T1">5. Установите ACL по умолчанию для каталога /data/main:</text:span></text:p>
      <text:p text:style-name="P1"><text:span text:style-name="T4">setfacl -m d:g:third:rwx /data/main</text:span></text:p>
      <text:p text:style-name="P1"><text:span text:style-name="T1">6. Добавьте ACL по умолчанию для каталога /data/third:</text:span></text:p>
      <text:p text:style-name="P1"><text:span text:style-name="T4">setfacl -m d:g:main:rwx /data/third</text:span></text:p>
      <text:p text:style-name="P1"><text:span text:style-name="T1">7. Убедитесь, что настройки ACL работают, добавив новый файл в каталог</text:span></text:p>
      <text:p text:style-name="P1"><text:span text:style-name="T4">/data/main:</text:span></text:p>
      <text:p text:style-name="P1"><text:span text:style-name="T4">touch /data/main/newfile2</text:span></text:p>
      <text:p text:style-name="P1"><text:span text:style-name="T1">Используйте</text:span></text:p>
      <text:p text:style-name="P1"><text:span text:style-name="T4">getfacl</text:span><text:span text:style-name="T1"> /</text:span><text:span text:style-name="T4">data</text:span><text:span text:style-name="T1">/</text:span><text:span text:style-name="T4">main</text:span><text:span text:style-name="T1">/</text:span><text:span text:style-name="T4">newfile</text:span><text:span text:style-name="T1">2</text:span></text:p>
      <text:p text:style-name="P1"><text:span text:style-name="T1">для проверки текущих назначений полномочий.</text:span></text:p>
      <text:p text:style-name="P1"><text:span text:style-name="T1">Выполните аналогичные действия для каталога /data/third.</text:span></text:p>
      <text:p text:style-name="P1"><text:span text:style-name="T1">8. Для проверки полномочий группы third в каталоге /data/third войдите в</text:span></text:p>
      <text:p text:style-name="P1"><text:span text:style-name="T1">другом терминале под учётной записью члена группы third:</text:span></text:p>
      <text:p text:style-name="P1"><text:span text:style-name="T1">su - carol</text:span></text:p>
      <text:p text:style-name="P1"><text:span text:style-name="T1">Проверьте операции с файлами:</text:span></text:p>
      <text:p text:style-name="P1"><text:span text:style-name="T4">rm /data/main/newfile1</text:span></text:p>
      <text:p text:style-name="P1"><text:span text:style-name="T4">rm /data/main/newfile1</text:span></text:p>
      <text:p text:style-name="P1"><text:span text:style-name="T1">Проверьте, возможно ли осуществить запись в файл:</text:span></text:p>
      <text:p text:style-name="P1"><text:span text:style-name="T8">echo </text:span><text:span text:style-name="T10">"Hello, world" </text:span><text:span text:style-name="T4">&gt;&gt; /data/main/newfile1</text:span></text:p>
      <text:p text:style-name="P1"><text:span text:style-name="T8">echo </text:span><text:span text:style-name="T10">"Hello, world" </text:span><text:span text:style-name="T4">&gt;&gt; /data/main/newfile2</text:span></text:p>
      <text:p text:style-name="P1"><text:span text:style-name="T1">Объясните результат произведённых действ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7:16:49.584746782</meta:creation-date>
    <dc:date>2021-07-05T17:23:38.535666076</dc:date>
    <meta:editing-duration>PT6M49S</meta:editing-duration>
    <meta:editing-cycles>1</meta:editing-cycles>
    <meta:document-statistic meta:table-count="0" meta:image-count="0" meta:object-count="0" meta:page-count="5" meta:paragraph-count="127" meta:word-count="902" meta:character-count="6730" meta:non-whitespace-character-count="5944"/>
    <meta:generator>LibreOffice/6.0.7.3$Linux_X86_64 LibreOffice_project/00m0$Build-3</meta:generator>
  </office:meta>
</office:document-meta>
</file>